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d93f9" draw:fill-color="#bd93f9" draw:opacity="70%" draw:textarea-horizontal-align="justify" draw:textarea-vertical-align="top" draw:auto-grow-height="false" fo:min-height="6.25cm" fo:min-width="6.5cm"/>
      <style:paragraph-properties style:writing-mode="lr-tb"/>
    </style:style>
    <style:style style:name="gr2" style:family="graphic" style:parent-style-name="standard">
      <style:graphic-properties svg:stroke-color="#bd93f9" draw:fill-color="#bd93f9" draw:opacity="70%" draw:textarea-horizontal-align="justify" draw:textarea-vertical-align="middle" draw:auto-grow-height="false" fo:min-height="1cm" fo:min-width="2cm"/>
      <style:paragraph-properties style:writing-mode="lr-tb"/>
    </style:style>
    <style:style style:name="gr3" style:family="graphic" style:parent-style-name="standard">
      <style:graphic-properties svg:stroke-color="#bd93f9" draw:fill-color="#bd93f9" draw:opacity="70%" draw:textarea-horizontal-align="justify" draw:textarea-vertical-align="bottom" draw:auto-grow-height="false" fo:min-height="4.75cm" fo:min-width="2.25cm"/>
      <style:paragraph-properties style:writing-mode="lr-tb"/>
    </style:style>
    <style:style style:name="gr4" style:family="graphic" style:parent-style-name="standard">
      <style:graphic-properties svg:stroke-color="#bd93f9" draw:fill-color="#bd93f9" draw:opacity="70%" draw:textarea-horizontal-align="justify" draw:textarea-vertical-align="bottom" draw:auto-grow-height="false" fo:min-height="1.5cm" fo:min-width="6.5cm"/>
      <style:paragraph-properties style:writing-mode="lr-tb"/>
    </style:style>
    <style:style style:name="gr5" style:family="graphic" style:parent-style-name="standard">
      <style:graphic-properties svg:stroke-color="#8be9fd" draw:fill-color="#8be9fd" draw:opacity="70%" draw:textarea-horizontal-align="justify" draw:textarea-vertical-align="middle" draw:auto-grow-height="false" fo:min-height="1.75cm" fo:min-width="4.2cm"/>
      <style:paragraph-properties style:writing-mode="lr-tb"/>
    </style:style>
    <style:style style:name="gr6" style:family="graphic" style:parent-style-name="standard">
      <style:graphic-properties svg:stroke-color="#8be9fd" draw:fill-color="#8be9fd" draw:opacity="70%" draw:textarea-horizontal-align="justify" draw:textarea-vertical-align="middle" draw:auto-grow-height="false" fo:min-height="1.75cm" fo:min-width="4.5cm"/>
      <style:paragraph-properties style:writing-mode="lr-tb"/>
    </style:style>
    <style:style style:name="gr7" style:family="graphic" style:parent-style-name="objectwithoutfill">
      <style:graphic-properties svg:stroke-width="0.106cm" svg:stroke-color="#8be9fd" draw:marker-start-width="0.359cm" draw:marker-end="Linienspitzen_20_1" draw:marker-end-width="0.459cm" svg:stroke-opacity="70%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8be9fd" draw:marker-start-width="0.358cm" draw:marker-end="Linienspitzen_20_2" draw:marker-end-width="0.458cm" svg:stroke-opacity="70%" draw:stroke-linejoin="round" svg:stroke-linecap="round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start"/>
      <style:text-properties fo:color="#f8f8f2" loext:opacity="100%" style:font-name="Roboto" fo:font-size="18pt"/>
    </style:style>
    <style:style style:name="P2" style:family="paragraph">
      <loext:graphic-properties draw:fill-color="#bd93f9" draw:opacity="70%"/>
      <style:paragraph-properties fo:text-align="start"/>
      <style:text-properties fo:color="#f8f8f2" loext:opacity="100%" style:font-name="Roboto" fo:font-size="18pt"/>
    </style:style>
    <style:style style:name="P3" style:family="paragraph">
      <style:paragraph-properties fo:text-align="center"/>
      <style:text-properties fo:color="#f8f8f2" loext:opacity="100%" style:font-name="Roboto" fo:font-size="11pt"/>
    </style:style>
    <style:style style:name="P4" style:family="paragraph">
      <loext:graphic-properties draw:fill-color="#bd93f9" draw:opacity="70%"/>
      <style:paragraph-properties fo:text-align="center"/>
      <style:text-properties fo:color="#f8f8f2" loext:opacity="100%" style:font-name="Roboto" fo:font-size="11pt"/>
    </style:style>
    <style:style style:name="P5" style:family="paragraph">
      <style:paragraph-properties fo:text-align="start"/>
      <style:text-properties fo:color="#f8f8f2" loext:opacity="100%" style:font-name="Roboto" fo:font-size="11pt"/>
    </style:style>
    <style:style style:name="P6" style:family="paragraph">
      <loext:graphic-properties draw:fill-color="#bd93f9" draw:opacity="70%"/>
      <style:paragraph-properties fo:text-align="start"/>
      <style:text-properties fo:color="#f8f8f2" loext:opacity="100%" style:font-name="Roboto" fo:font-size="11pt"/>
    </style:style>
    <style:style style:name="P7" style:family="paragraph">
      <style:paragraph-properties fo:text-align="start"/>
      <style:text-properties fo:color="#f8f8f2" loext:opacity="100%" style:font-name="Roboto" fo:font-size="14pt"/>
    </style:style>
    <style:style style:name="P8" style:family="paragraph">
      <loext:graphic-properties draw:fill-color="#bd93f9" draw:opacity="70%"/>
      <style:paragraph-properties fo:text-align="start"/>
      <style:text-properties fo:color="#f8f8f2" loext:opacity="100%" style:font-name="Roboto" fo:font-size="14pt"/>
    </style:style>
    <style:style style:name="P9" style:family="paragraph">
      <style:paragraph-properties fo:text-align="center"/>
      <style:text-properties fo:color="#f8f8f2" loext:opacity="100%" style:font-name="Roboto" fo:font-size="14pt"/>
    </style:style>
    <style:style style:name="P10" style:family="paragraph">
      <loext:graphic-properties draw:fill-color="#8be9fd" draw:opacity="70%"/>
      <style:paragraph-properties fo:text-align="center"/>
      <style:text-properties fo:color="#f8f8f2" loext:opacity="100%" style:font-name="Roboto" fo:font-size="14pt"/>
    </style:style>
    <style:style style:name="P1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6.5cm" svg:x="3.8cm" svg:y="0.6cm">
          <text:p text:style-name="P1">Informatik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5cm" svg:height="1.25cm" svg:x="0.55cm" svg:y="1.1cm">
          <text:p text:style-name="P3">Andere + Praxis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5cm" svg:height="1.25cm" svg:x="11.55cm" svg:y="0.85cm">
          <text:p text:style-name="P3">Alltag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75cm" svg:height="5cm" svg:x="0.55cm" svg:y="3.1cm">
          <text:p text:style-name="P5">Software-technik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75cm" svg:height="5cm" svg:x="11.3cm" svg:y="3.1cm">
          <text:p text:style-name="P5">Elektro-technik / Nachrichten-technik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cm" svg:height="1.75cm" svg:x="3.8cm" svg:y="7.6cm">
          <text:p text:style-name="P7">Mathematik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7cm" svg:height="2cm" svg:x="2.6cm" svg:y="4.1cm">
          <text:p text:style-name="P9">Praktische</text:p>
          <text:p text:style-name="P9">Informatik</text:p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5cm" svg:height="2cm" svg:x="4.8cm" svg:y="2.1cm">
          <text:p text:style-name="P9">Angewandte</text:p>
          <text:p text:style-name="P9">Informatik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cm" svg:height="2cm" svg:x="4.8cm" svg:y="6.1cm">
          <text:p text:style-name="P9">Theoretische</text:p>
          <text:p text:style-name="P9">Informatik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7cm" svg:height="2cm" svg:x="7.3cm" svg:y="4.1cm">
          <text:p text:style-name="P9">Technische</text:p>
          <text:p text:style-name="P9">Informatik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8cm" svg:y1="3.1cm" svg:x2="3.05cm" svg:y2="1.725cm" draw:start-shape="id1" draw:start-glue-point="3" draw:end-shape="id2" draw:end-glue-point="1" svg:d="M4800 3100l-1750-1375" svg:viewBox="0 0 1751 1376">
          <text:p/>
        </draw:connector>
        <draw:connector draw:style-name="gr8" draw:text-style-name="P11" draw:layer="layout" draw:type="line" svg:x1="9.8cm" svg:y1="3.1cm" svg:x2="11.55cm" svg:y2="1.475cm" draw:start-shape="id1" draw:start-glue-point="1" draw:end-shape="id3" draw:end-glue-point="3" svg:d="M9800 3100l1750-1625" svg:viewBox="0 0 1751 16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5cm" fo:page-height="9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4T21:51:35.552165435</meta:creation-date>
    <dc:date>2022-08-04T22:08:51.132220843</dc:date>
    <meta:editing-duration>PT17M15S</meta:editing-duration>
    <meta:editing-cycles>2</meta:editing-cycles>
    <meta:generator>LibreOffice/7.3.5.2$Linux_X86_64 LibreOffice_project/30$Build-2</meta:generator>
    <meta:document-statistic meta:object-count="12"/>
  </office:meta>
</office:document-meta>
</file>